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a8e3" officeooo:paragraph-rsid="000aa8e3"/>
    </style:style>
    <style:style style:name="P2" style:family="paragraph" style:parent-style-name="Standard" style:list-style-name="L1">
      <style:text-properties officeooo:paragraph-rsid="000a5e74"/>
    </style:style>
    <style:style style:name="P3" style:family="paragraph" style:parent-style-name="Standard" style:list-style-name="L1">
      <style:text-properties officeooo:rsid="0008fbee" officeooo:paragraph-rsid="0008fbee"/>
    </style:style>
    <style:style style:name="P4" style:family="paragraph" style:parent-style-name="Standard" style:list-style-name="L1">
      <style:text-properties officeooo:rsid="000a5e74" officeooo:paragraph-rsid="000a5e74"/>
    </style:style>
    <style:style style:name="P5" style:family="paragraph" style:parent-style-name="Standard" style:list-style-name="L1">
      <style:text-properties officeooo:rsid="000a5e74" officeooo:paragraph-rsid="001fdd77"/>
    </style:style>
    <style:style style:name="P6" style:family="paragraph" style:parent-style-name="Standard" style:list-style-name="L1">
      <style:text-properties officeooo:rsid="000fddb7" officeooo:paragraph-rsid="000fddb7"/>
    </style:style>
    <style:style style:name="P7" style:family="paragraph" style:parent-style-name="Standard" style:list-style-name="L1">
      <style:text-properties officeooo:rsid="000fddb7" officeooo:paragraph-rsid="0011cc8a"/>
    </style:style>
    <style:style style:name="P8" style:family="paragraph" style:parent-style-name="Standard" style:list-style-name="L1">
      <style:text-properties officeooo:rsid="001259e5" officeooo:paragraph-rsid="001259e5"/>
    </style:style>
    <style:style style:name="P9" style:family="paragraph" style:parent-style-name="Standard" style:list-style-name="L1">
      <style:text-properties officeooo:rsid="0012b2bd" officeooo:paragraph-rsid="0012b2bd"/>
    </style:style>
    <style:style style:name="P10" style:family="paragraph" style:parent-style-name="Standard" style:list-style-name="L1">
      <style:text-properties officeooo:rsid="0014d448" officeooo:paragraph-rsid="0014d448"/>
    </style:style>
    <style:style style:name="P11" style:family="paragraph" style:parent-style-name="Standard" style:list-style-name="L1">
      <style:text-properties officeooo:rsid="0017d0e5" officeooo:paragraph-rsid="0017d0e5"/>
    </style:style>
    <style:style style:name="P12" style:family="paragraph" style:parent-style-name="Standard" style:list-style-name="L1">
      <style:text-properties officeooo:rsid="001d9079" officeooo:paragraph-rsid="001d9079"/>
    </style:style>
    <style:style style:name="P13" style:family="paragraph" style:parent-style-name="Standard" style:list-style-name="L1">
      <style:text-properties officeooo:rsid="0022871d" officeooo:paragraph-rsid="0022d738"/>
    </style:style>
    <style:style style:name="P14" style:family="paragraph" style:parent-style-name="Standard" style:list-style-name="L1">
      <style:text-properties officeooo:rsid="002361b7" officeooo:paragraph-rsid="002361b7"/>
    </style:style>
    <style:style style:name="P15" style:family="paragraph" style:parent-style-name="Standard" style:list-style-name="L1">
      <style:text-properties officeooo:rsid="0025dce0" officeooo:paragraph-rsid="0025dce0"/>
    </style:style>
    <style:style style:name="P16" style:family="paragraph" style:parent-style-name="Standard" style:list-style-name="L1">
      <style:text-properties fo:font-weight="normal" officeooo:rsid="0025dce0" officeooo:paragraph-rsid="0025dce0" style:font-weight-asian="normal" style:font-weight-complex="normal"/>
    </style:style>
    <style:style style:name="P17" style:family="paragraph" style:parent-style-name="Standard" style:list-style-name="L1">
      <style:text-properties fo:font-weight="normal" officeooo:rsid="00296b8c" officeooo:paragraph-rsid="00296b8c" style:font-weight-asian="normal" style:font-weight-complex="normal"/>
    </style:style>
    <style:style style:name="P18" style:family="paragraph" style:parent-style-name="Standard" style:list-style-name="L1">
      <style:text-properties fo:font-weight="normal" officeooo:rsid="000aa8e3" officeooo:paragraph-rsid="0032de6a" style:font-weight-asian="normal" style:font-weight-complex="normal"/>
    </style:style>
    <style:style style:name="P19" style:family="paragraph" style:parent-style-name="Standard" style:list-style-name="L1">
      <style:text-properties fo:font-weight="normal" officeooo:rsid="000aa8e3" officeooo:paragraph-rsid="000aa8e3" style:font-weight-asian="normal" style:font-weight-complex="normal"/>
    </style:style>
    <style:style style:name="P20" style:family="paragraph" style:parent-style-name="Standard" style:list-style-name="L1">
      <style:text-properties officeooo:rsid="002976aa" officeooo:paragraph-rsid="002976aa"/>
    </style:style>
    <style:style style:name="P21" style:family="paragraph" style:parent-style-name="Standard" style:list-style-name="L1">
      <style:text-properties officeooo:rsid="002a2370" officeooo:paragraph-rsid="002a2370"/>
    </style:style>
    <style:style style:name="P22" style:family="paragraph" style:parent-style-name="Standard" style:list-style-name="L1">
      <style:text-properties officeooo:rsid="002b1cc8" officeooo:paragraph-rsid="002b1cc8"/>
    </style:style>
    <style:style style:name="P23" style:family="paragraph" style:parent-style-name="Standard" style:list-style-name="L1">
      <style:text-properties officeooo:rsid="002fce2e" officeooo:paragraph-rsid="002fce2e"/>
    </style:style>
    <style:style style:name="P24" style:family="paragraph" style:parent-style-name="Standard" style:list-style-name="L1">
      <style:text-properties officeooo:rsid="000aa8e3" officeooo:paragraph-rsid="000aa8e3"/>
    </style:style>
    <style:style style:name="P25" style:family="paragraph" style:parent-style-name="Standard" style:list-style-name="L1">
      <style:text-properties officeooo:rsid="000aa8e3" officeooo:paragraph-rsid="00344f69"/>
    </style:style>
    <style:style style:name="P26" style:family="paragraph" style:parent-style-name="Standard" style:list-style-name="L1">
      <style:text-properties officeooo:rsid="003049d6" officeooo:paragraph-rsid="003049d6"/>
    </style:style>
    <style:style style:name="P27" style:family="paragraph" style:parent-style-name="Standard" style:list-style-name="L1">
      <style:text-properties officeooo:rsid="0036bee8" officeooo:paragraph-rsid="0036bee8"/>
    </style:style>
    <style:style style:name="T1" style:family="text">
      <style:text-properties officeooo:rsid="000a5e74"/>
    </style:style>
    <style:style style:name="T2" style:family="text">
      <style:text-properties officeooo:rsid="000dea6f"/>
    </style:style>
    <style:style style:name="T3" style:family="text">
      <style:text-properties fo:font-weight="bold" style:font-weight-asian="bold" style:font-weight-complex="bold"/>
    </style:style>
    <style:style style:name="T4" style:family="text">
      <style:text-properties fo:font-weight="bold" officeooo:rsid="000dea6f" style:font-weight-asian="bold" style:font-weight-complex="bold"/>
    </style:style>
    <style:style style:name="T5" style:family="text">
      <style:text-properties fo:font-weight="bold" officeooo:rsid="0014d448" style:font-weight-asian="bold" style:font-weight-complex="bold"/>
    </style:style>
    <style:style style:name="T6" style:family="text">
      <style:text-properties officeooo:rsid="000fddb7"/>
    </style:style>
    <style:style style:name="T7" style:family="text">
      <style:text-properties officeooo:rsid="0011cc8a"/>
    </style:style>
    <style:style style:name="T8" style:family="text">
      <style:text-properties officeooo:rsid="0014d448"/>
    </style:style>
    <style:style style:name="T9" style:family="text">
      <style:text-properties officeooo:rsid="0017d0e5"/>
    </style:style>
    <style:style style:name="T10" style:family="text">
      <style:text-properties officeooo:rsid="001a7210"/>
    </style:style>
    <style:style style:name="T11" style:family="text">
      <style:text-properties officeooo:rsid="001e6c04"/>
    </style:style>
    <style:style style:name="T12" style:family="text">
      <style:text-properties officeooo:rsid="001fdd77"/>
    </style:style>
    <style:style style:name="T13" style:family="text">
      <style:text-properties officeooo:rsid="002275cf"/>
    </style:style>
    <style:style style:name="T14" style:family="text">
      <style:text-properties officeooo:rsid="00240dc1"/>
    </style:style>
    <style:style style:name="T15" style:family="text">
      <style:text-properties officeooo:rsid="00241bb7"/>
    </style:style>
    <style:style style:name="T16" style:family="text">
      <style:text-properties officeooo:rsid="00242728"/>
    </style:style>
    <style:style style:name="T17" style:family="text">
      <style:text-properties officeooo:rsid="002976aa"/>
    </style:style>
    <style:style style:name="T18" style:family="text">
      <style:text-properties officeooo:rsid="002bc332"/>
    </style:style>
    <style:style style:name="T19" style:family="text">
      <style:text-properties officeooo:rsid="002e0b6a"/>
    </style:style>
    <style:style style:name="T20" style:family="text">
      <style:text-properties officeooo:rsid="0032de6a"/>
    </style:style>
    <style:style style:name="T21" style:family="text">
      <style:text-properties officeooo:rsid="00344f69"/>
    </style:style>
    <style:style style:name="T22" style:family="text">
      <style:text-properties officeooo:rsid="00387b6e"/>
    </style:style>
    <style:style style:name="T23" style:family="text">
      <style:text-properties officeooo:rsid="003996de"/>
    </style:style>
    <style:style style:name="T24" style:family="text">
      <style:text-properties officeooo:rsid="003b61c3"/>
    </style:style>
    <style:style style:name="T25" style:family="text">
      <style:text-properties fo:font-style="italic" officeooo:rsid="003cd0d2"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ulti-agent Systems Review 2022 – Mitchell Borchers</text:p>
      <text:p text:style-name="P1"/>
      <text:list xml:id="list2967027624" text:style-name="L1">
        <text:list-item>
          <text:p text:style-name="P3">Intentional Systems</text:p>
          <text:list>
            <text:list-item>
              <text:p text:style-name="P3"><text:span text:style-name="T4">P</text:span><text:span text:style-name="T3">hysical stance </text:span>The physical stance is simply the standard laborious method of the physical sciences, in which we use whatever we know about the laws of physics and the physical constitution of the things in question to devise our prediction. (i.e. laws of physics)</text:p>
            </text:list-item>
            <text:list-item>
              <text:p text:style-name="P3"><text:span text:style-name="T3">Design stance</text:span> <text:span text:style-name="T2">The </text:span>predictions are riskier than physical-stance predictions, because of the extra assumptions I have to take on board: that an entity is designed as I suppose it to be, and that it will operate according to that design—that is, it will not malfunction. (i.e. alarm clock)</text:p>
            </text:list-item>
            <text:list-item>
              <text:p text:style-name="P3"><text:span text:style-name="T3">Intentional stance</text:span>The intentional stance is the strategy of interpreting the behavior of an entity (person, animal, artifact, whatever) by treating it as if it were a rational agent who governed its 'choice' of 'action' by a 'consideration' of its 'beliefs' and 'desires.</text:p>
            </text:list-item>
          </text:list>
        </text:list-item>
        <text:list-item>
          <text:p text:style-name="P4">Agent</text:p>
          <text:list>
            <text:list-item>
              <text:p text:style-name="P4">How to control agent?</text:p>
              <text:list>
                <text:list-item>
                  <text:p text:style-name="P6">Set goals and make goals have high utility</text:p>
                </text:list-item>
              </text:list>
            </text:list-item>
            <text:list-item>
              <text:p text:style-name="P4">Reactive</text:p>
            </text:list-item>
            <text:list-item>
              <text:p text:style-name="P4">Passive</text:p>
            </text:list-item>
            <text:list-item>
              <text:p text:style-name="P4">Maximization of Expected Utility</text:p>
              <text:list>
                <text:list-item>
                  <text:p text:style-name="P4">Optimal agent should maximize its expected utilit<text:span text:style-name="T6">y</text:span></text:p>
                </text:list-item>
              </text:list>
            </text:list-item>
            <text:list-item>
              <text:p text:style-name="P6">Tasks</text:p>
              <text:list>
                <text:list-item>
                  <text:p text:style-name="P6">Find something</text:p>
                </text:list-item>
                <text:list-item>
                  <text:p text:style-name="P6">Keep something</text:p>
                </text:list-item>
              </text:list>
            </text:list-item>
            <text:list-item>
              <text:p text:style-name="P7">Deduction</text:p>
              <text:list>
                <text:list-item>
                  <text:p text:style-name="P7"><text:span text:style-name="T7">D</text:span>erivation of conclusions that are true, based on the fact that the preconditions are true, general → specific</text:p>
                </text:list-item>
              </text:list>
            </text:list-item>
            <text:list-item>
              <text:p text:style-name="P7">Induction</text:p>
              <text:list>
                <text:list-item>
                  <text:p text:style-name="P7"><text:span text:style-name="T7">I</text:span>f the preconditions are true then the conclusion is more likely true than not, special case → more general</text:p>
                </text:list-item>
              </text:list>
            </text:list-item>
          </text:list>
        </text:list-item>
        <text:list-item>
          <text:p text:style-name="P3">Abstract Agent Architecture</text:p>
          <text:list>
            <text:list-item>
              <text:p text:style-name="P8">Weak Agency</text:p>
              <text:list>
                <text:list-item>
                  <text:p text:style-name="P8">Autonomous</text:p>
                </text:list-item>
                <text:list-item>
                  <text:p text:style-name="P8">Reactive</text:p>
                </text:list-item>
                <text:list-item>
                  <text:p text:style-name="P8">Proactive (goals)</text:p>
                </text:list-item>
                <text:list-item>
                  <text:p text:style-name="P8">Social</text:p>
                </text:list-item>
              </text:list>
            </text:list-item>
            <text:list-item>
              <text:p text:style-name="P8">Strong Agency</text:p>
              <text:list>
                <text:list-item>
                  <text:p text:style-name="P8">Rationality</text:p>
                </text:list-item>
                <text:list-item>
                  <text:p text:style-name="P8">Reasoning</text:p>
                </text:list-item>
                <text:list-item>
                  <text:p text:style-name="P8">New knowledge</text:p>
                </text:list-item>
                <text:list-item>
                  <text:p text:style-name="P8">Learning</text:p>
                </text:list-item>
                <text:list-item>
                  <text:p text:style-name="P9">BDI Architecture</text:p>
                </text:list-item>
              </text:list>
            </text:list-item>
            <text:list-item>
              <text:p text:style-name="P3">Environment</text:p>
            </text:list-item>
            <text:list-item>
              <text:p text:style-name="P3">State</text:p>
            </text:list-item>
            <text:list-item>
              <text:p text:style-name="P3">Transform Function</text:p>
            </text:list-item>
            <text:list-item>
              <text:p text:style-name="P3">Run (seq. of moves)</text:p>
            </text:list-item>
          </text:list>
        </text:list-item>
        <text:list-item>
          <text:p text:style-name="P4">Practical Reasoning Agent</text:p>
          <text:list>
            <text:list-item>
              <text:p text:style-name="P4"><text:span text:style-name="T3">Deliberation</text:span> – what we want to achieve, i.e. I want to graduate</text:p>
            </text:list-item>
            <text:list-item>
              <text:p text:style-name="P4"><text:span text:style-name="T3">Means-End-</text:span><text:span text:style-name="T5">Reasoning</text:span><text:span text:style-name="T8"> (Planning)</text:span> – how to achieve the goal, i.e. Have to create a plan to graduate</text:p>
            </text:list-item>
            <text:list-item>
              <text:p text:style-name="P4">BDI</text:p>
              <text:list>
                <text:list-item>
                  <text:p text:style-name="P10">Beliefs – agents knowledge based on its info state</text:p>
                </text:list-item>
                <text:list-item>
                  <text:p text:style-name="P10"><text:soft-page-break/>Desires – represents the motivational state of the agent</text:p>
                </text:list-item>
                <text:list-item>
                  <text:p text:style-name="P10">Intentions – state of the world agent wants to achieve</text:p>
                </text:list-item>
              </text:list>
            </text:list-item>
            <text:list-item>
              <text:p text:style-name="P2"><text:span text:style-name="T1">STRIPS – </text:span>is a member of the class of problem solvers that search a space of "world models" to find one in which a given goal is achieved</text:p>
            </text:list-item>
            <text:list-item>
              <text:p text:style-name="P4">Agents</text:p>
              <text:list>
                <text:list-item>
                  <text:p text:style-name="P4">Commitments</text:p>
                  <text:list>
                    <text:list-item>
                      <text:p text:style-name="P11">Blind, continues until achieved</text:p>
                    </text:list-item>
                    <text:list-item>
                      <text:p text:style-name="P11">Single Minded, continues until achieved or until it cant be achieved </text:p>
                    </text:list-item>
                    <text:list-item>
                      <text:p text:style-name="P11">Open Minded, continues will believes its still possible to achieve</text:p>
                    </text:list-item>
                  </text:list>
                </text:list-item>
                <text:list-item>
                  <text:p text:style-name="P4">Types</text:p>
                  <text:list>
                    <text:list-item>
                      <text:p text:style-name="P4">Bold, agent reconsider intentions only after it ends execution of the current plan (does not reconsider), <text:span text:style-name="T9">better when the world is changing slowly</text:span></text:p>
                    </text:list-item>
                    <text:list-item>
                      <text:p text:style-name="P2"><text:span text:style-name="T1">Cautious, </text:span>agent reconsiders after every action of the plan, <text:span text:style-name="T9">better when the world is changing quickly</text:span></text:p>
                    </text:list-item>
                  </text:list>
                </text:list-item>
              </text:list>
            </text:list-item>
          </text:list>
        </text:list-item>
        <text:list-item>
          <text:p text:style-name="P4">Procedural Reasoning System</text:p>
          <text:list>
            <text:list-item>
              <text:p text:style-name="P4">First Implementation of BDI</text:p>
              <text:list>
                <text:list-item>
                  <text:p text:style-name="P4">Planning, <text:span text:style-name="T9">planning library is used and action/plan is chosen based on the current belief/desire</text:span></text:p>
                </text:list-item>
                <text:list-item>
                  <text:p text:style-name="P11">Plan with best utility is selected</text:p>
                </text:list-item>
                <text:list-item>
                  <text:p text:style-name="P4">Deliberation</text:p>
                  <text:list>
                    <text:list-item>
                      <text:p text:style-name="P4"><text:span text:style-name="T9">S</text:span>electing intention from desires</text:p>
                    </text:list-item>
                  </text:list>
                </text:list-item>
              </text:list>
            </text:list-item>
          </text:list>
        </text:list-item>
        <text:list-item>
          <text:p text:style-name="P4">More Agent Architectures</text:p>
          <text:list>
            <text:list-item>
              <text:p text:style-name="P4">Reactive</text:p>
              <text:list>
                <text:list-item>
                  <text:p text:style-name="P4">mainly only reacts to the environment, it doesn't deliberate</text:p>
                </text:list-item>
                <text:list-item>
                  <text:p text:style-name="P11">Subsumption</text:p>
                  <text:list>
                    <text:list-item>
                      <text:p text:style-name="P11">Selects rules depending on the situation</text:p>
                    </text:list-item>
                    <text:list-item>
                      <text:p text:style-name="P11">Architecture, each behavior is:</text:p>
                      <text:list>
                        <text:list-item>
                          <text:p text:style-name="P11">An action selection mechanism</text:p>
                        </text:list-item>
                        <text:list-item>
                          <text:p text:style-name="P11">Receives perceptions and transforms them into actions</text:p>
                        </text:list-item>
                        <text:list-item>
                          <text:p text:style-name="P11">Responsible for some goal</text:p>
                        </text:list-item>
                        <text:list-item>
                          <text:p text:style-name="P11">Is a simple rule-like structure</text:p>
                        </text:list-item>
                        <text:list-item>
                          <text:p text:style-name="P11">Competes with others for control of the agent</text:p>
                        </text:list-item>
                        <text:list-item>
                          <text:p text:style-name="P11">Works in parallel to others</text:p>
                        </text:list-item>
                        <text:list-item>
                          <text:p text:style-name="P11">Behaviors are in the subsumption hierarchy defining their priorities</text:p>
                        </text:list-item>
                      </text:list>
                    </text:list-item>
                  </text:list>
                </text:list-item>
              </text:list>
            </text:list-item>
            <text:list-item>
              <text:p text:style-name="P4">Hybrid</text:p>
              <text:list>
                <text:list-item>
                  <text:p text:style-name="P4">Agent that is not completely reactive or completely deliberate</text:p>
                </text:list-item>
                <text:list-item>
                  <text:p text:style-name="P4">Horizontal</text:p>
                  <text:list>
                    <text:list-item>
                      <text:p text:style-name="P4">Layers are connected to sensors in parallel</text:p>
                    </text:list-item>
                    <text:list-item>
                      <text:p text:style-name="P4">Relatively simple but the layers can influence each other</text:p>
                    </text:list-item>
                    <text:list-item>
                      <text:p text:style-name="P4">Mediator function resolves conflict between layers (potential bottle neck)</text:p>
                    </text:list-item>
                  </text:list>
                </text:list-item>
                <text:list-item>
                  <text:p text:style-name="P4">Vertical</text:p>
                  <text:list>
                    <text:list-item>
                      <text:p text:style-name="P4">Layers are connect to sensors and effectors in serial manner</text:p>
                    </text:list-item>
                    <text:list-item>
                      <text:p text:style-name="P4">One pass, natural ordering and hierarchy of behaviors</text:p>
                    </text:list-item>
                    <text:list-item>
                      <text:p text:style-name="P4">Two pass, bottom up go perceptions, top down go actions, flow resembles control in real world companies (i.e. Janitor/Engineer…<text:span text:style-name="T10"> → </text:span>CEO)</text:p>
                    </text:list-item>
                  </text:list>
                </text:list-item>
              </text:list>
            </text:list-item>
            <text:list-item>
              <text:p text:style-name="P4">Intelligent Distribution Agent</text:p>
              <text:list>
                <text:list-item>
                  <text:p text:style-name="P4">Trying to program the models of minds and consciousness</text:p>
                </text:list-item>
                <text:list-item>
                  <text:p text:style-name="P4">Mind is a multi agent system</text:p>
                </text:list-item>
                <text:list-item>
                  <text:p text:style-name="P4"><text:soft-page-break/>Where different groups form coalitions and consciousness is the spotlight that then focuses on the coalition</text:p>
                </text:list-item>
                <text:list-item>
                  <text:p text:style-name="P12">Then the guy who invented it programmed it in Java. lol</text:p>
                </text:list-item>
              </text:list>
            </text:list-item>
          </text:list>
        </text:list-item>
        <text:list-item>
          <text:p text:style-name="P4">Ontologies</text:p>
          <text:list>
            <text:list-item>
              <text:p text:style-name="P4">How should an agent communicate in a MAS environment?</text:p>
              <text:list>
                <text:list-item>
                  <text:p text:style-name="P5">Ontologies are kind of dictionaries for storing and exchanging knowledge about some domain in a standard way</text:p>
                </text:list-item>
                <text:list-item>
                  <text:p text:style-name="P5"><text:span text:style-name="T12">M</text:span>ost often based on first order logic or description logic</text:p>
                </text:list-item>
              </text:list>
            </text:list-item>
            <text:list-item>
              <text:p text:style-name="P4">Knowledge representation</text:p>
            </text:list-item>
            <text:list-item>
              <text:p text:style-name="P4">Common dictionaries</text:p>
            </text:list-item>
            <text:list-item>
              <text:p text:style-name="P4">Standard messages</text:p>
            </text:list-item>
            <text:list-item>
              <text:p text:style-name="P4">Predictable behavior during communication i.e. comm protocols</text:p>
            </text:list-item>
            <text:list-item>
              <text:p text:style-name="P4">Semantics communication</text:p>
            </text:list-item>
            <text:list-item>
              <text:p text:style-name="P4">Technical problems with communication</text:p>
              <text:list>
                <text:list-item>
                  <text:p text:style-name="P4">Distributivity</text:p>
                </text:list-item>
                <text:list-item>
                  <text:p text:style-name="P4">Mobility</text:p>
                </text:list-item>
                <text:list-item>
                  <text:p text:style-name="P4">Asynchronicit<text:span text:style-name="T11">y</text:span></text:p>
                </text:list-item>
                <text:list-item>
                  <text:p text:style-name="P4">Unreliable comm channels</text:p>
                </text:list-item>
              </text:list>
            </text:list-item>
          </text:list>
        </text:list-item>
        <text:list-item>
          <text:p text:style-name="P4">Agent Communication</text:p>
          <text:list>
            <text:list-item>
              <text:p text:style-name="P4">Some parts of language usage have character of actions, because they change the state of the world similarly to physical actions, they are speech acts</text:p>
            </text:list-item>
            <text:list-item>
              <text:p text:style-name="P4">Speech Acts</text:p>
              <text:list>
                <text:list-item>
                  <text:p text:style-name="P4">Locutionary, <text:span text:style-name="T13">what was said</text:span></text:p>
                </text:list-item>
                <text:list-item>
                  <text:p text:style-name="P4">Ilocutionary, <text:span text:style-name="T13">what was meant</text:span></text:p>
                </text:list-item>
                <text:list-item>
                  <text:p text:style-name="P4">Prelocutionary, <text:span text:style-name="T13">what actually happened</text:span></text:p>
                </text:list-item>
                <text:list-item>
                  <text:p text:style-name="P13">SPEAKER makes a request </text:p>
                </text:list-item>
                <text:list-item>
                  <text:p text:style-name="P13">HEARER receives and does an action</text:p>
                </text:list-item>
              </text:list>
            </text:list-item>
            <text:list-item>
              <text:p text:style-name="P14">Speech Act Categories</text:p>
              <text:list>
                <text:list-item>
                  <text:p text:style-name="P14">Assertives (Representatives) – informing the hearer</text:p>
                </text:list-item>
                <text:list-item>
                  <text:p text:style-name="P14">Directives – requesting an action from the hearer</text:p>
                </text:list-item>
                <text:list-item>
                  <text:p text:style-name="P14">Comissives – promise by a speaker</text:p>
                </text:list-item>
                <text:list-item>
                  <text:p text:style-name="P14">Expressives – speaker expresses a mental state, emotions, "thank you!"</text:p>
                </text:list-item>
                <text:list-item>
                  <text:p text:style-name="P14">Declarations – change the state of things, war, marriage</text:p>
                </text:list-item>
              </text:list>
            </text:list-item>
            <text:list-item>
              <text:p text:style-name="P4">Agent Communication Languages – <text:span text:style-name="T14">knowledge sharing langs, </text:span><text:span text:style-name="T15">many examples… </text:span><text:span text:style-name="T16">KIF, FIPL ACL</text:span></text:p>
            </text:list-item>
          </text:list>
        </text:list-item>
        <text:list-item>
          <text:p text:style-name="P4">Cooperation of Agents</text:p>
          <text:list>
            <text:list-item>
              <text:p text:style-name="P15">Details</text:p>
              <text:list>
                <text:list-item>
                  <text:p text:style-name="P15">Agents have different goals, are autonomous</text:p>
                </text:list-item>
                <text:list-item>
                  <text:p text:style-name="P15">Agents work in time, not hard-wired, decisions made at run-time, be capable of dynamic coordination</text:p>
                </text:list-item>
                <text:list-item>
                  <text:p text:style-name="P15">Sharing tasks</text:p>
                </text:list-item>
                <text:list-item>
                  <text:p text:style-name="P15">Sharing information</text:p>
                </text:list-item>
                <text:list-item>
                  <text:p text:style-name="P15">Coherence how well the system performs as a whole</text:p>
                </text:list-item>
                <text:list-item>
                  <text:p text:style-name="P15">Coordination how well agents minimize overhead activities related to synchronization</text:p>
                  <text:list>
                    <text:list-item>
                      <text:p text:style-name="P15">Agents implicitly share a common goal, there are no conflicts → <text:span text:style-name="T3">benevolence</text:span></text:p>
                    </text:list-item>
                    <text:list-item>
                      <text:p text:style-name="P16">Overall system performance is the measure of success</text:p>
                    </text:list-item>
                  </text:list>
                </text:list-item>
              </text:list>
            </text:list-item>
            <text:list-item>
              <text:p text:style-name="P17">Task and Result Sharing</text:p>
              <text:list>
                <text:list-item>
                  <text:p text:style-name="P17">Problem decomposition</text:p>
                  <text:list>
                    <text:list-item>
                      <text:p text:style-name="P17"><text:soft-page-break/>Hierarchical <text:span text:style-name="T17">and </text:span>recursive</text:p>
                    </text:list-item>
                    <text:list-item>
                      <text:p text:style-name="P17"><text:span text:style-name="T17">W</text:span>ho does the <text:span text:style-name="T17">decomposes the problem</text:span></text:p>
                    </text:list-item>
                    <text:list-item>
                      <text:p text:style-name="P17">ACTORS – for each sub-problem a new agent, till the instruction level</text:p>
                    </text:list-item>
                  </text:list>
                </text:list-item>
                <text:list-item>
                  <text:p text:style-name="P17">Sub-problem solution</text:p>
                  <text:list>
                    <text:list-item>
                      <text:p text:style-name="P17">Agents typically share some information during this</text:p>
                    </text:list-item>
                    <text:list-item>
                      <text:p text:style-name="P17">Agents might need to synchronize their actions</text:p>
                    </text:list-item>
                  </text:list>
                </text:list-item>
              </text:list>
            </text:list-item>
            <text:list-item>
              <text:p text:style-name="P4">Blackboard System</text:p>
              <text:list>
                <text:list-item>
                  <text:p text:style-name="P4">Results shared via the common data structure – the blackboard BB</text:p>
                  <text:list>
                    <text:list-item>
                      <text:p text:style-name="P4">Multiple agents (experts) sit around the BB, they can read and write there</text:p>
                    </text:list-item>
                    <text:list-item>
                      <text:p text:style-name="P4">The tasks are dynamically appearing on the BB</text:p>
                    </text:list-item>
                    <text:list-item>
                      <text:p text:style-name="P4">When an expert sees it can solve some task, will write the partial solution on BB</text:p>
                    </text:list-item>
                  </text:list>
                </text:list-item>
                <text:list-item>
                  <text:p text:style-name="P4">Until the final solution appears on the BB</text:p>
                </text:list-item>
                <text:list-item>
                  <text:p text:style-name="P4">Requires mutual exclusion over BB – bottlenec<text:span text:style-name="T17">k</text:span></text:p>
                </text:list-item>
                <text:list-item>
                  <text:p text:style-name="P4">Typically contain several abstraction levels, the BB can be structured into hierarchy</text:p>
                </text:list-item>
                <text:list-item>
                  <text:p text:style-name="P20">Roles:</text:p>
                  <text:list>
                    <text:list-item>
                      <text:p text:style-name="P20">Arbiter</text:p>
                      <text:list>
                        <text:list-item>
                          <text:p text:style-name="P20">Selects experts who can come to BB</text:p>
                        </text:list-item>
                        <text:list-item>
                          <text:p text:style-name="P20">Reactive, or considering plans maximizing expected utility</text:p>
                        </text:list-item>
                        <text:list-item>
                          <text:p text:style-name="P20">Responsible for higher-level problem solving (motivation)</text:p>
                        </text:list-item>
                      </text:list>
                    </text:list-item>
                    <text:list-item>
                      <text:p text:style-name="P20">Experts</text:p>
                      <text:list>
                        <text:list-item>
                          <text:p text:style-name="P20">Agents to solve the problem by cooperation</text:p>
                        </text:list-item>
                        <text:list-item>
                          <text:p text:style-name="P20">React on the goals on BB</text:p>
                        </text:list-item>
                        <text:list-item>
                          <text:p text:style-name="P20">Execute actions when selected</text:p>
                        </text:list-item>
                      </text:list>
                    </text:list-item>
                    <text:list-item>
                      <text:p text:style-name="P20">BB</text:p>
                      <text:list>
                        <text:list-item>
                          <text:p text:style-name="P20">Shared memory</text:p>
                        </text:list-item>
                        <text:list-item>
                          <text:p text:style-name="P20">The formalism for information representation is important</text:p>
                        </text:list-item>
                        <text:list-item>
                          <text:p text:style-name="P20">Typically for this paradigm, goals (and actions) are hierarchically ordered</text:p>
                        </text:list-item>
                      </text:list>
                    </text:list-item>
                  </text:list>
                </text:list-item>
              </text:list>
            </text:list-item>
            <text:list-item>
              <text:p text:style-name="P4">Contract Net</text:p>
              <text:list>
                <text:list-item>
                  <text:p text:style-name="P4">Recognition, agent recognizes it has a problem it cannot solve on its own, need to involve other agents</text:p>
                </text:list-item>
                <text:list-item>
                  <text:p text:style-name="P20">Method:</text:p>
                  <text:list>
                    <text:list-item>
                      <text:p text:style-name="P20">Announcement, agent broadcasts the announcement of the task including</text:p>
                      <text:list>
                        <text:list-item>
                          <text:p text:style-name="P20">specification</text:p>
                        </text:list-item>
                        <text:list-item>
                          <text:p text:style-name="P20">description of the task (maybe executable)</text:p>
                        </text:list-item>
                        <text:list-item>
                          <text:p text:style-name="P20">constraints (deadline, price, …)</text:p>
                        </text:list-item>
                      </text:list>
                    </text:list-item>
                    <text:list-item>
                      <text:p text:style-name="P20">Bidding, receiving agents decide if they want to participate, submit a tender</text:p>
                    </text:list-item>
                    <text:list-item>
                      <text:p text:style-name="P20">Awarding, Expediting, the agent in need selects a winner among bids and awards a contract</text:p>
                    </text:list-item>
                  </text:list>
                </text:list-item>
                <text:list-item>
                  <text:p text:style-name="P21">Pro / Con</text:p>
                  <text:list>
                    <text:list-item>
                      <text:p text:style-name="P21">Experts do not need to know about other experts and still they can cooperate with them</text:p>
                    </text:list-item>
                    <text:list-item>
                      <text:p text:style-name="P21">Agents typically have to share the same architecture (to access the BB), and it can get crowded around BB (maybe distributed hash-tables can help)</text:p>
                    </text:list-item>
                  </text:list>
                </text:list-item>
              </text:list>
            </text:list-item>
            <text:list-item>
              <text:p text:style-name="P4">Results Sharing</text:p>
              <text:list>
                <text:list-item>
                  <text:p text:style-name="P22">Helps solve problems by being able to compare solutions, distribution reduces time</text:p>
                </text:list-item>
                <text:list-item>
                  <text:p text:style-name="P22">Example: <text:span text:style-name="T1">FELINE</text:span></text:p>
                  <text:list>
                    <text:list-item>
                      <text:p text:style-name="P22"><text:span text:style-name="T18">D</text:span>istributed expert system</text:p>
                    </text:list-item>
                    <text:list-item>
                      <text:p text:style-name="P22"><text:soft-page-break/>Sharing of knowledge, distribution of sub-tasks</text:p>
                    </text:list-item>
                    <text:list-item>
                      <text:p text:style-name="P22">Each agent is a rule-based system</text:p>
                    </text:list-item>
                    <text:list-item>
                      <text:p text:style-name="P22">Communication</text:p>
                      <text:list>
                        <text:list-item>
                          <text:p text:style-name="P22">Sender, receiver, content (hypothesis + speech act)</text:p>
                        </text:list-item>
                      </text:list>
                    </text:list-item>
                  </text:list>
                </text:list-item>
              </text:list>
            </text:list-item>
          </text:list>
        </text:list-item>
        <text:list-item>
          <text:p text:style-name="P4">Interaction of Agents<text:tab/></text:p>
          <text:list>
            <text:list-item>
              <text:p text:style-name="P4">Nash Equilibrium</text:p>
              <text:list>
                <text:list-item>
                  <text:p text:style-name="P4">Nash theorem: Every game with finite number of strategies has a Nash equilibrium in mixed strategies</text:p>
                </text:list-item>
                <text:list-item>
                  <text:p text:style-name="P4"><text:span text:style-name="T19">N</text:span>ot every game has a Nash equilibrium in pure strategies</text:p>
                </text:list-item>
                <text:list-item>
                  <text:p text:style-name="P4">And some games have more of them</text:p>
                </text:list-item>
              </text:list>
            </text:list-item>
            <text:list-item>
              <text:p text:style-name="P4">Social Welfare</text:p>
              <text:list>
                <text:list-item>
                  <text:p text:style-name="P23">The more homogenous the system the better</text:p>
                </text:list-item>
              </text:list>
            </text:list-item>
            <text:list-item>
              <text:p text:style-name="P23">Coordination Game</text:p>
              <text:list>
                <text:list-item>
                  <text:p text:style-name="P23">Payoffs support cooperation</text:p>
                </text:list-item>
              </text:list>
            </text:list-item>
            <text:list-item>
              <text:p text:style-name="P23">Anti-Coordination Game</text:p>
              <text:list>
                <text:list-item>
                  <text:p text:style-name="P23">Payoffs support playing different strategies</text:p>
                </text:list-item>
              </text:list>
            </text:list-item>
          </text:list>
        </text:list-item>
        <text:list-item>
          <text:p text:style-name="P24">Voting Schemes</text:p>
          <text:list>
            <text:list-item>
              <text:p text:style-name="P24">Plurality</text:p>
              <text:list>
                <text:list-item>
                  <text:p text:style-name="P24">Combine individual preferences to derive a social outcome</text:p>
                </text:list-item>
                <text:list-item>
                  <text:p text:style-name="P24">Each voter submits preferences</text:p>
                </text:list-item>
                <text:list-item>
                  <text:p text:style-name="P24">Each candidate gets one point for every preference ranking them first</text:p>
                </text:list-item>
                <text:list-item>
                  <text:p text:style-name="P24">With more candidates, it can happen that the winner is not a preferred candidate for majority of voters</text:p>
                </text:list-item>
              </text:list>
            </text:list-item>
            <text:list-item>
              <text:p text:style-name="P24">Condorcet Paradox</text:p>
              <text:list>
                <text:list-item>
                  <text:p text:style-name="P24">Condorcet paradox, there are situations in which no matter which outcome we choose, a majority of voters will be unhappy with the result</text:p>
                </text:list-item>
              </text:list>
            </text:list-item>
            <text:list-item>
              <text:p text:style-name="P24">Plurality with Elimination</text:p>
              <text:list>
                <text:list-item>
                  <text:p text:style-name="P24">Eliminate choice with least first-place votes</text:p>
                </text:list-item>
                <text:list-item>
                  <text:p text:style-name="P24">Redistribute the votes for that candidate to voter's next choice</text:p>
                </text:list-item>
                <text:list-item>
                  <text:p text:style-name="P24">Repeat this until the winner has a majority</text:p>
                </text:list-item>
              </text:list>
            </text:list-item>
            <text:list-item>
              <text:p text:style-name="P24">Sequential Majority Elections</text:p>
              <text:list>
                <text:list-item>
                  <text:p text:style-name="P24">Variant of plurality where players play pairwise "tournament rounds" the winner moves further</text:p>
                </text:list-item>
                <text:list-item>
                  <text:p text:style-name="P26">Takes too long, impractical</text:p>
                </text:list-item>
              </text:list>
            </text:list-item>
            <text:list-item>
              <text:p text:style-name="P24">Borda Count</text:p>
              <text:list>
                <text:list-item>
                  <text:p text:style-name="P24">Each voter submits its complete preferences – integer ranking, they are aggregated by counting the orders of all candidates (first place – N-1, second – N-2, … last – 0 )</text:p>
                </text:list-item>
              </text:list>
            </text:list-item>
            <text:list-item>
              <text:p text:style-name="P24">Borda Combinations</text:p>
              <text:list>
                <text:list-item>
                  <text:p text:style-name="P26">Borda count with some other method, such as Condorcet</text:p>
                </text:list-item>
              </text:list>
            </text:list-item>
            <text:list-item>
              <text:p text:style-name="P24">Slater System</text:p>
              <text:list>
                <text:list-item>
                  <text:p text:style-name="P24">Select a ranking of candidates to minimize the number of pairs of candidates such that the ranking disagrees with the pairwise majority vote on these two candidates</text:p>
                </text:list-item>
                <text:list-item>
                  <text:p text:style-name="P24">NP-hard</text:p>
                </text:list-item>
              </text:list>
            </text:list-item>
          </text:list>
        </text:list-item>
        <text:list-item>
          <text:p text:style-name="P24">Voting Properties</text:p>
          <text:list>
            <text:list-item>
              <text:p text:style-name="P18">Pareto </text:p>
              <text:list>
                <text:list-item>
                  <text:p text:style-name="P18">If in everybody's preferences X &gt; Y, then it should hold that X &gt;sw Y (sw = social welfare)</text:p>
                </text:list-item>
              </text:list>
            </text:list-item>
            <text:list-item>
              <text:p text:style-name="P18">Condorcet <text:span text:style-name="T20">W</text:span>inner</text:p>
              <text:list>
                <text:list-item>
                  <text:p text:style-name="P18"><text:soft-page-break/><text:span text:style-name="T20">T</text:span>he candidate that beats opponents in pairwise comparisons, quite a strong thing.</text:p>
                </text:list-item>
              </text:list>
            </text:list-item>
            <text:list-item>
              <text:p text:style-name="P18">Independent of Irrelevant Alternatives </text:p>
              <text:list>
                <text:list-item>
                  <text:p text:style-name="P18">Looking for potential candidate that if removed changes the relative order</text:p>
                </text:list-item>
              </text:list>
            </text:list-item>
            <text:list-item>
              <text:p text:style-name="P18">Unrestricted Domain </text:p>
              <text:list>
                <text:list-item>
                  <text:p text:style-name="P18">A property of social welfare functions in which all preferences of all voters (but no other considerations) are allowed.</text:p>
                </text:list-item>
              </text:list>
            </text:list-item>
            <text:list-item>
              <text:p text:style-name="P19">Dictatorship … </text:p>
            </text:list-item>
          </text:list>
        </text:list-item>
        <text:list-item>
          <text:p text:style-name="P24">Arrows Theorem</text:p>
          <text:list>
            <text:list-item>
              <text:p text:style-name="P24">We don't have a system where these properties are satisfied together for 3 or more candidates, no ranking system can satisfy all of the properties of voting procedures</text:p>
            </text:list-item>
          </text:list>
        </text:list-item>
        <text:list-item>
          <text:p text:style-name="P25">Bayes-Nash Equilibrium</text:p>
          <text:list>
            <text:list-item>
              <text:p text:style-name="P25"><text:span text:style-name="T21">D</text:span>efined as a strategy profile that maximizes the expected payoff for each player given their beliefs and given the strategies played by the other players.</text:p>
            </text:list-item>
          </text:list>
        </text:list-item>
        <text:list-item>
          <text:p text:style-name="P24">Auctions <text:span text:style-name="T25">(self explanatory)</text:span></text:p>
          <text:list>
            <text:list-item>
              <text:p text:style-name="P24">English</text:p>
            </text:list-item>
            <text:list-item>
              <text:p text:style-name="P24">Dutch</text:p>
            </text:list-item>
            <text:list-item>
              <text:p text:style-name="P24">First Price Sealed Bid</text:p>
            </text:list-item>
            <text:list-item>
              <text:p text:style-name="P24">Vickery</text:p>
            </text:list-item>
            <text:list-item>
              <text:p text:style-name="P24">Other Auctions</text:p>
              <text:list>
                <text:list-item>
                  <text:p text:style-name="P27">Combinatorial, Paying all the bids, Quiet, Amsterdam, Fish Market</text:p>
                </text:list-item>
              </text:list>
            </text:list-item>
          </text:list>
        </text:list-item>
        <text:list-item>
          <text:p text:style-name="P24">Learning in MAS</text:p>
          <text:list>
            <text:list-item>
              <text:p text:style-name="P24">Q Learning</text:p>
              <text:list>
                <text:list-item>
                  <text:p text:style-name="P24">RL algorithm learns from experience by interacting with the environment in discrete steps</text:p>
                </text:list-item>
              </text:list>
            </text:list-item>
            <text:list-item>
              <text:p text:style-name="P24">Policy Based Learning</text:p>
              <text:list>
                <text:list-item>
                  <text:p text:style-name="P24">Use gradient descent on the parameter space, <text:span text:style-name="T24">o</text:span>ptimize directly the agents' policies</text:p>
                </text:list-item>
              </text:list>
            </text:list-item>
            <text:list-item>
              <text:p text:style-name="P24">Deep Learning</text:p>
              <text:list>
                <text:list-item>
                  <text:p text:style-name="P24">Multiple workers updating the gradient information asynchronously</text:p>
                </text:list-item>
              </text:list>
            </text:list-item>
            <text:list-item>
              <text:p text:style-name="P24">Actor Critic Methods</text:p>
              <text:list>
                <text:list-item>
                  <text:p text:style-name="P24">The actor represents a policy – the action selection mechanis<text:span text:style-name="T22">m, </text:span><text:span text:style-name="T23">t</text:span>he critic is used for the value function learning</text:p>
                </text:list-item>
              </text:list>
            </text:list-item>
            <text:list-item>
              <text:p text:style-name="P24">Markov Decision Process</text:p>
              <text:list>
                <text:list-item>
                  <text:p text:style-name="P24">Agent learns its decision/control policy expressed by state transition function, based on (occasional) feedback from environment.</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5T09:09:55.712463289</meta:creation-date>
    <meta:generator>LibreOffice/7.2.5.2$MacOSX_X86_64 LibreOffice_project/499f9727c189e6ef3471021d6132d4c694f357e5</meta:generator>
    <dc:date>2022-05-25T11:04:41.160400518</dc:date>
    <meta:editing-duration>PT1H29M57S</meta:editing-duration>
    <meta:editing-cycles>53</meta:editing-cycles>
    <meta:document-statistic meta:table-count="0" meta:image-count="0" meta:object-count="0" meta:page-count="6" meta:paragraph-count="238" meta:word-count="1880" meta:character-count="11048" meta:non-whitespace-character-count="9616"/>
  </office:meta>
</office:document-meta>
</file>